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eeeeee" draw:fill="none" draw:textarea-horizontal-align="justify" draw:textarea-vertical-align="middle" draw:auto-grow-height="false" fo:min-height="0.893cm" fo:min-width="3.1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66b3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0066b3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ed1c24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ed1c24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66b3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ed1c24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9.909cm" svg:y="2.14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3.158cm" svg:y="3.865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12.139cm" svg:y="3.865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7.74cm" svg:y="3.86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909cm" svg:y1="2.651cm" svg:x2="3.666cm" svg:y2="3.865cm" draw:start-shape="id1" draw:start-glue-point="6" draw:end-shape="id2" draw:end-glue-point="4" svg:d="M9909 2651l-6243 1214" svg:viewBox="0 0 6244 1215">
          <text:p/>
        </draw:connector>
        <draw:connector draw:style-name="gr2" draw:text-style-name="P2" draw:layer="layout" draw:type="line" svg:x1="10.057cm" svg:y1="3.011cm" svg:x2="8.248cm" svg:y2="3.865cm" draw:start-shape="id1" draw:start-glue-point="7" draw:end-shape="id3" draw:end-glue-point="4" svg:d="M10057 3011l-1809 854" svg:viewBox="0 0 1810 855">
          <text:p/>
        </draw:connector>
        <draw:connector draw:style-name="gr2" draw:text-style-name="P2" draw:layer="layout" draw:type="line" svg:x1="10.777cm" svg:y1="3.011cm" svg:x2="12.647cm" svg:y2="3.865cm" draw:start-shape="id1" draw:start-glue-point="9" draw:end-shape="id4" draw:end-glue-point="4" svg:d="M10777 3011l1870 854" svg:viewBox="0 0 1871 855">
          <text:p/>
        </draw:connector>
        <draw:custom-shape draw:style-name="gr1" draw:text-style-name="P2" xml:id="id5" draw:id="id5" draw:layer="layout" svg:width="1.016cm" svg:height="1.016cm" svg:x="16.84cm" svg:y="3.865cm">
          <text:p text:style-name="P1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0.925cm" svg:y1="2.651cm" svg:x2="17.348cm" svg:y2="3.865cm" draw:start-shape="id1" draw:start-glue-point="10" draw:end-shape="id5" draw:end-glue-point="4" svg:d="M10925 2651l6423 1214" svg:viewBox="0 0 6424 1215">
          <text:p/>
        </draw:connector>
        <draw:custom-shape draw:style-name="gr1" draw:text-style-name="P2" xml:id="id6" draw:id="id6" draw:layer="layout" svg:width="1.016cm" svg:height="1.016cm" svg:x="1.459cm" svg:y="5.966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2.56cm" svg:y="5.967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3.66cm" svg:y="5.967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1.016cm" svg:height="1.016cm" svg:x="4.761cm" svg:y="5.968cm">
          <text:p text:style-name="P1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1.016cm" svg:height="1.016cm" svg:x="6.06cm" svg:y="5.967cm">
          <text:p text:style-name="P1">J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1" draw:id="id11" draw:layer="layout" svg:width="1.016cm" svg:height="1.016cm" svg:x="7.161cm" svg:y="5.968cm">
          <text:p text:style-name="P1">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3" draw:id="id13" draw:layer="layout" svg:width="1.016cm" svg:height="1.016cm" svg:x="8.261cm" svg:y="5.968cm">
          <text:p text:style-name="P1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" draw:id="id12" draw:layer="layout" svg:width="1.016cm" svg:height="1.016cm" svg:x="9.362cm" svg:y="5.969cm">
          <text:p text:style-name="P1">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3.306cm" svg:y1="4.733cm" svg:x2="1.967cm" svg:y2="5.966cm" draw:start-shape="id2" draw:start-glue-point="7" draw:end-shape="id6" draw:end-glue-point="4" svg:d="M3306 4733l-1339 1233" svg:viewBox="0 0 1340 1234">
          <text:p/>
        </draw:connector>
        <draw:connector draw:style-name="gr2" draw:text-style-name="P2" draw:layer="layout" draw:type="line" svg:x1="3.306cm" svg:y1="4.733cm" svg:x2="3.068cm" svg:y2="5.967cm" draw:start-shape="id2" draw:start-glue-point="7" draw:end-shape="id7" draw:end-glue-point="4" svg:d="M3306 4733l-238 1234" svg:viewBox="0 0 239 1235">
          <text:p/>
        </draw:connector>
        <draw:connector draw:style-name="gr2" draw:text-style-name="P2" draw:layer="layout" draw:type="line" svg:x1="4.026cm" svg:y1="4.733cm" svg:x2="4.168cm" svg:y2="5.967cm" draw:start-shape="id2" draw:start-glue-point="9" draw:end-shape="id8" draw:end-glue-point="4" svg:d="M4026 4733l142 1234" svg:viewBox="0 0 143 1235">
          <text:p/>
        </draw:connector>
        <draw:connector draw:style-name="gr2" draw:text-style-name="P2" draw:layer="layout" draw:type="line" svg:x1="4.026cm" svg:y1="4.733cm" svg:x2="5.269cm" svg:y2="5.968cm" draw:start-shape="id2" draw:start-glue-point="9" draw:end-shape="id9" draw:end-glue-point="4" svg:d="M4026 4733l1243 1235" svg:viewBox="0 0 1244 1236">
          <text:p/>
        </draw:connector>
        <draw:connector draw:style-name="gr2" draw:text-style-name="P2" draw:layer="layout" draw:type="line" svg:x1="7.888cm" svg:y1="4.733cm" svg:x2="6.568cm" svg:y2="5.967cm" draw:start-shape="id3" draw:start-glue-point="7" draw:end-shape="id10" draw:end-glue-point="4" svg:d="M7888 4733l-1320 1234" svg:viewBox="0 0 1321 1235">
          <text:p/>
        </draw:connector>
        <draw:connector draw:style-name="gr2" draw:text-style-name="P2" draw:layer="layout" draw:type="line" svg:x1="7.888cm" svg:y1="4.733cm" svg:x2="7.669cm" svg:y2="5.968cm" draw:start-shape="id3" draw:start-glue-point="7" draw:end-shape="id11" draw:end-glue-point="4" svg:d="M7888 4733l-219 1235" svg:viewBox="0 0 220 1236">
          <text:p/>
        </draw:connector>
        <draw:connector draw:style-name="gr2" draw:text-style-name="P2" draw:layer="layout" draw:type="line" svg:x1="8.608cm" svg:y1="4.733cm" svg:x2="9.87cm" svg:y2="5.969cm" draw:start-shape="id3" draw:start-glue-point="9" draw:end-shape="id12" draw:end-glue-point="4" svg:d="M8608 4733l1262 1236" svg:viewBox="0 0 1263 1237">
          <text:p/>
        </draw:connector>
        <draw:connector draw:style-name="gr2" draw:text-style-name="P2" draw:layer="layout" draw:type="line" svg:x1="8.608cm" svg:y1="4.733cm" svg:x2="8.769cm" svg:y2="5.968cm" draw:start-shape="id3" draw:start-glue-point="9" draw:end-shape="id13" draw:end-glue-point="4" svg:d="M8608 4733l161 1235" svg:viewBox="0 0 162 1236">
          <text:p/>
        </draw:connector>
        <draw:custom-shape draw:style-name="gr1" draw:text-style-name="P2" xml:id="id14" draw:id="id14" draw:layer="layout" svg:width="1.016cm" svg:height="1.016cm" svg:x="10.661cm" svg:y="5.968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5" draw:id="id15" draw:layer="layout" svg:width="1.016cm" svg:height="1.016cm" svg:x="11.762cm" svg:y="5.969cm">
          <text:p text:style-name="P1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7" draw:id="id17" draw:layer="layout" svg:width="1.016cm" svg:height="1.016cm" svg:x="12.862cm" svg:y="5.969cm">
          <text:p text:style-name="P1">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6" draw:id="id16" draw:layer="layout" svg:width="1.016cm" svg:height="1.016cm" svg:x="13.963cm" svg:y="5.97cm">
          <text:p text:style-name="P1">Q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8" draw:id="id18" draw:layer="layout" svg:width="1.016cm" svg:height="1.016cm" svg:x="15.261cm" svg:y="5.968cm">
          <text:p text:style-name="P1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9" draw:id="id19" draw:layer="layout" svg:width="1.016cm" svg:height="1.016cm" svg:x="16.362cm" svg:y="5.969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0" draw:id="id20" draw:layer="layout" svg:width="1.016cm" svg:height="1.016cm" svg:x="17.462cm" svg:y="5.969cm">
          <text:p text:style-name="P1">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1" draw:id="id21" draw:layer="layout" svg:width="1.016cm" svg:height="1.016cm" svg:x="18.563cm" svg:y="5.97cm">
          <text:p text:style-name="P1">U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2.287cm" svg:y1="4.733cm" svg:x2="11.169cm" svg:y2="5.968cm" draw:start-shape="id4" draw:start-glue-point="7" draw:end-shape="id14" draw:end-glue-point="4" svg:d="M12287 4733l-1118 1235" svg:viewBox="0 0 1119 1236">
          <text:p/>
        </draw:connector>
        <draw:connector draw:style-name="gr2" draw:text-style-name="P2" draw:layer="layout" draw:type="line" svg:x1="12.287cm" svg:y1="4.733cm" svg:x2="12.27cm" svg:y2="5.969cm" draw:start-shape="id4" draw:start-glue-point="7" draw:end-shape="id15" draw:end-glue-point="4" svg:d="M12287 4733l-17 1236" svg:viewBox="0 0 18 1237">
          <text:p/>
        </draw:connector>
        <draw:connector draw:style-name="gr2" draw:text-style-name="P2" draw:layer="layout" draw:type="line" svg:x1="13.007cm" svg:y1="4.733cm" svg:x2="14.471cm" svg:y2="5.97cm" draw:start-shape="id4" draw:start-glue-point="9" draw:end-shape="id16" draw:end-glue-point="4" svg:d="M13007 4733l1464 1237" svg:viewBox="0 0 1465 1238">
          <text:p/>
        </draw:connector>
        <draw:connector draw:style-name="gr2" draw:text-style-name="P2" draw:layer="layout" draw:type="line" svg:x1="13.007cm" svg:y1="4.733cm" svg:x2="13.37cm" svg:y2="5.969cm" draw:start-shape="id4" draw:start-glue-point="9" draw:end-shape="id17" draw:end-glue-point="4" svg:d="M13007 4733l363 1236" svg:viewBox="0 0 364 1237">
          <text:p/>
        </draw:connector>
        <draw:connector draw:style-name="gr2" draw:text-style-name="P2" draw:layer="layout" draw:type="line" svg:x1="16.988cm" svg:y1="4.733cm" svg:x2="15.769cm" svg:y2="5.968cm" draw:start-shape="id5" draw:start-glue-point="7" draw:end-shape="id18" draw:end-glue-point="4" svg:d="M16988 4733l-1219 1235" svg:viewBox="0 0 1220 1236">
          <text:p/>
        </draw:connector>
        <draw:connector draw:style-name="gr2" draw:text-style-name="P2" draw:layer="layout" draw:type="line" svg:x1="16.988cm" svg:y1="4.733cm" svg:x2="16.87cm" svg:y2="5.969cm" draw:start-shape="id5" draw:start-glue-point="7" draw:end-shape="id19" draw:end-glue-point="4" svg:d="M16988 4733l-118 1236" svg:viewBox="0 0 119 1237">
          <text:p/>
        </draw:connector>
        <draw:connector draw:style-name="gr2" draw:text-style-name="P2" draw:layer="layout" draw:type="line" svg:x1="17.708cm" svg:y1="4.733cm" svg:x2="17.97cm" svg:y2="5.969cm" draw:start-shape="id5" draw:start-glue-point="9" draw:end-shape="id20" draw:end-glue-point="4" svg:d="M17708 4733l262 1236" svg:viewBox="0 0 263 1237">
          <text:p/>
        </draw:connector>
        <draw:connector draw:style-name="gr2" draw:text-style-name="P2" draw:layer="layout" draw:type="line" svg:x1="17.708cm" svg:y1="4.733cm" svg:x2="19.071cm" svg:y2="5.97cm" draw:start-shape="id5" draw:start-glue-point="9" draw:end-shape="id21" draw:end-glue-point="4" svg:d="M17708 4733l1363 1237" svg:viewBox="0 0 1364 1238">
          <text:p/>
        </draw:connector>
        <draw:line draw:style-name="gr2" draw:text-style-name="P2" draw:layer="layout" svg:x1="1.635cm" svg:y1="6.842cm" svg:x2="1.508cm" svg:y2="7.985cm">
          <text:p/>
        </draw:line>
        <draw:line draw:style-name="gr2" draw:text-style-name="P2" draw:layer="layout" svg:x1="1.854cm" svg:y1="6.969cm" svg:x2="1.854cm" svg:y2="7.985cm">
          <text:p/>
        </draw:line>
        <draw:line draw:style-name="gr2" draw:text-style-name="P2" draw:layer="layout" svg:x1="2.108cm" svg:y1="6.969cm" svg:x2="2.235cm" svg:y2="7.985cm">
          <text:p/>
        </draw:line>
        <draw:line draw:style-name="gr2" draw:text-style-name="P2" draw:layer="layout" svg:x1="2.27cm" svg:y1="6.842cm" svg:x2="2.616cm" svg:y2="7.985cm">
          <text:p/>
        </draw:line>
        <draw:custom-shape draw:style-name="gr3" draw:text-style-name="P4" draw:layer="layout" svg:width="3.683cm" svg:height="1.143cm" svg:x="3.921cm" svg:y="2.143cm">
          <text:p text:style-name="P3"><text:span text:style-name="T1">1</text:span><text:span text:style-name="T1">.</text:span><text:span text:style-name="T1">s</text:span><text:span text:style-name="T1">p</text:span><text:span text:style-name="T1">ē</text:span><text:span text:style-name="T1">l</text:span><text:span text:style-name="T1">ē</text:span><text:span text:style-name="T1">t</text:span><text:span text:style-name="T1">ā</text:span><text:span text:style-name="T1">j</text:span><text:span text:style-name="T1">a</text:span></text:p>
          <text:p text:style-name="P3"><text:span text:style-name="T1">1</text:span><text:span text:style-name="T1">.</text:span><text:span text:style-name="T1">g</text:span><text:span text:style-name="T1">ā</text:span><text:span text:style-name="T1">ji</text:span><text:span text:style-name="T1">e</text:span><text:span text:style-name="T1">n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83cm" svg:height="1.143cm" svg:x="4.021cm" svg:y="4.543cm">
          <text:p text:style-name="P5"><text:span text:style-name="T2">2.</text:span><text:span text:style-name="T2">sp</text:span><text:span text:style-name="T2">ēl</text:span><text:span text:style-name="T2">ēt</text:span><text:span text:style-name="T2">āj</text:span><text:span text:style-name="T2">a</text:span></text:p>
          <text:p text:style-name="P5"><text:span text:style-name="T2">1.</text:span><text:span text:style-name="T2">gā</text:span><text:span text:style-name="T2">jie</text:span><text:span text:style-name="T2">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83cm" svg:height="1.143cm" svg:x="2.121cm" svg:y="7.043cm">
          <text:p text:style-name="P3"><text:span text:style-name="T1">1.spēlētāja</text:span></text:p>
          <text:p text:style-name="P3"><text:span text:style-name="T1">2.gājien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0:48:18.390545152</meta:creation-date>
    <dc:date>2019-04-06T15:39:07.062014544</dc:date>
    <meta:editing-duration>PT21M40S</meta:editing-duration>
    <meta:editing-cycles>4</meta:editing-cycles>
    <meta:generator>LibreOffice/6.0.7.3$Linux_X86_64 LibreOffice_project/00m0$Build-3</meta:generator>
    <meta:document-statistic meta:object-count="48"/>
  </office:meta>
</office:document-meta>
</file>